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40159" officeooo:paragraph-rsid="00140159" style:font-size-asian="16pt" style:font-size-complex="16pt"/>
    </style:style>
    <style:style style:name="P2" style:family="paragraph" style:parent-style-name="Standard">
      <style:text-properties fo:font-size="16pt" officeooo:rsid="00140159" officeooo:paragraph-rsid="00145958" style:font-size-asian="16pt" style:font-size-complex="16pt"/>
    </style:style>
    <style:style style:name="P3" style:family="paragraph" style:parent-style-name="Standard">
      <style:text-properties fo:font-size="16pt" officeooo:rsid="00145958" officeooo:paragraph-rsid="00145958" style:font-size-asian="16pt" style:font-size-complex="16pt"/>
    </style:style>
    <style:style style:name="T1" style:family="text">
      <style:text-properties officeooo:rsid="00145958"/>
    </style:style>
    <style:style style:name="T2" style:family="text">
      <style:text-properties officeooo:rsid="0015b4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 the weight of a language model we mean the probability distribution lambda.</text:p>
      <text:p text:style-name="P1"/>
      <text:p text:style-name="P1">In the first way we work on document level by calculating each language model independently. <text:span text:style-name="T1">For each language model we calculate </text:span>one probability distribution <text:span text:style-name="T1">(weight) </text:span>for the whole document. Additionally we give more weight to the bigram probabilities by multiplying the probability distribution only once. Sufficient for off-line <text:span text:style-name="T1">translation</text:span> since we can calculate the documents probability distribution.</text:p>
      <text:p text:style-name="P3">Disadvantage is we need the whole document for calculating the weight of each language model.</text:p>
      <text:p text:style-name="P1"/>
      <text:p text:style-name="P2">In the second way we work on word <text:span text:style-name="T1">(position) </text:span>level by calculating the probability distribution on each position <text:span text:style-name="T1">(1..N) </text:span>for every language model. Additionally the probability distribution changes on each position and <text:span text:style-name="T1">the </text:span>probability distribution<text:span text:style-name="T1">s</text:span> have more weight by multiplying <text:span text:style-name="T1">them </text:span>to every bigram probability. Sufficient for on-line <text:span text:style-name="T1">translation </text:span>since we <text:span text:style-name="T2">don't need </text:span>the <text:span text:style-name="T2">entire </text:span>document <text:span text:style-name="T2">to calculate the weight of a language model</text:span> and give more weight on the language models differe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25:55.384000000</meta:creation-date>
    <dc:date>2015-06-05T18:54:29.345000000</dc:date>
    <meta:editing-duration>PT13M12S</meta:editing-duration>
    <meta:editing-cycles>3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4" meta:word-count="158" meta:character-count="1064" meta:non-whitespace-character-count="910"/>
  </office:meta>
</office:document-meta>
</file>